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051cm" draw:fill="solid" draw:fill-color="#ffffff" draw:textarea-horizontal-align="justify" draw:textarea-vertical-align="middle" draw:auto-grow-height="false" fo:min-height="0cm" fo:min-width="0cm" fo:padding-top="0.15cm" fo:padding-bottom="0.15cm" fo:padding-left="0.275cm" fo:padding-right="0.275cm" fo:wrap-option="no-wrap"/>
    </style:style>
    <style:style style:name="gr3" style:family="graphic" style:parent-style-name="standard">
      <style:graphic-properties draw:stroke="none" svg:stroke-width="0.051cm" svg:stroke-color="#000000" draw:fill="none" draw:fill-color="#ffffff" draw:textarea-horizontal-align="left" draw:auto-grow-height="true" draw:auto-grow-width="true" fo:min-height="0cm" fo:min-width="0cm" fo:padding-top="0.15cm" fo:padding-bottom="0.15cm" fo:padding-left="0.275cm" fo:padding-right="0.275cm"/>
    </style:style>
    <style:style style:name="gr4" style:family="graphic" style:parent-style-name="standard">
      <style:graphic-properties svg:stroke-width="0.051cm" draw:fill="solid" draw:fill-color="#ffffff" draw:textarea-horizontal-align="justify" draw:textarea-vertical-align="middle" draw:auto-grow-height="false" fo:padding-top="0.15cm" fo:padding-bottom="0.15cm" fo:padding-left="0.275cm" fo:padding-right="0.275cm"/>
    </style:style>
    <style:style style:name="gr5" style:family="graphic" style:parent-style-name="objectwithoutfill">
      <style:graphic-properties svg:stroke-width="0.051cm" draw:marker-end="Arrow" draw:marker-end-width="0.153cm" draw:fill="none" draw:textarea-vertical-align="middle" fo:padding-top="0.15cm" fo:padding-bottom="0.15cm" fo:padding-left="0.275cm" fo:padding-right="0.27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graphic-properties svg:stroke-width="0.051cm" draw:marker-start="Arrow" draw:marker-end="" draw:marker-end-width="0.153cm" draw:fill="none" draw:textarea-vertical-align="middle" fo:padding-top="0.15cm" fo:padding-bottom="0.15cm" fo:padding-left="0.275cm" fo:padding-right="0.275cm"/>
    </style:style>
    <style:style style:name="gr8" style:family="graphic" style:parent-style-name="standard">
      <style:graphic-properties draw:stroke="none" svg:stroke-color="#000000" draw:fill="none" draw:fill-color="#ffffff" draw:textarea-horizontal-align="left" draw:auto-grow-height="true" draw:auto-grow-width="true" fo:min-height="3.052cm" fo:min-width="0cm"/>
    </style:style>
    <style:style style:name="gr9" style:family="graphic" style:parent-style-name="objectwithoutfill">
      <style:graphic-properties svg:stroke-width="0.051cm" draw:marker-start="" draw:marker-end="Arrow" draw:marker-end-width="0.153cm" draw:fill="none" draw:textarea-vertical-align="middle" fo:padding-top="0.15cm" fo:padding-bottom="0.15cm" fo:padding-left="0.275cm" fo:padding-right="0.275cm"/>
    </style:style>
    <style:style style:name="gr10" style:family="graphic" style:parent-style-name="objectwithoutfill">
      <style:graphic-properties draw:marker-end="Arrow" draw:marker-end-width="0.3cm" draw:fill="none" draw:textarea-vertical-align="middl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1" style:family="paragraph">
      <style:text-properties fo:font-size="20pt"/>
    </style:style>
    <style:style style:name="P2" style:family="paragraph">
      <style:paragraph-properties fo:text-align="center"/>
    </style:style>
    <style:style style:name="P3" style:family="paragraph">
      <style:text-properties fo:font-size="26pt" style:font-size-asian="26pt" style:font-size-complex="26pt"/>
    </style:style>
    <style:style style:name="P4" style:family="paragraph">
      <style:paragraph-properties fo:text-align="center"/>
      <style:text-properties fo:font-size="18pt"/>
    </style:style>
    <style:style style:name="P5" style:family="paragraph">
      <style:text-properties fo:font-size="14pt" style:font-size-asian="14pt" style:font-size-complex="14pt"/>
    </style:style>
    <style:style style:name="P6" style:family="paragraph">
      <style:text-properties fo:font-size="28pt" style:font-size-asian="28pt" style:font-size-complex="28pt"/>
    </style:style>
    <style:style style:name="P7" style:family="paragraph">
      <style:text-properties fo:font-size="12pt" style:font-size-asian="12pt" style:font-size-complex="12pt"/>
    </style:style>
    <style:style style:name="T1" style:family="text">
      <style:text-properties fo:font-size="26pt" style:font-size-asian="26pt" style:font-size-complex="26pt"/>
    </style:style>
    <style:style style:name="T2" style:family="text">
      <style:text-properties fo:font-size="18pt"/>
    </style:style>
    <style:style style:name="T3" style:family="text">
      <style:text-properties fo:font-size="14pt" style:font-size-asian="14pt" style:font-size-complex="14pt"/>
    </style:style>
    <style:style style:name="T4" style:family="text">
      <style:text-properties fo:font-size="28pt" style:font-size-asian="28pt" style:font-size-complex="28pt"/>
    </style:style>
    <style:style style:name="T5"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5cm" svg:x="1.4cm" svg:y="0.837cm" presentation:class="subtitle">
          <draw:text-box>
            <text:p>SCION control addresses</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custom-shape draw:style-name="gr2" draw:text-style-name="P2" draw:layer="layout" svg:width="22.098cm" svg:height="9.776cm" svg:x="3.048cm" svg:y="0.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15.494cm" svg:height="9.398cm" svg:x="6.858cm" svg:y="11.42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3" draw:layer="layout" svg:width="2.546cm" svg:height="1.326cm" svg:x="11.238cm" svg:y="0.362cm">
          <draw:text-box>
            <text:p><text:span text:style-name="T1">Core</text:span></text:p>
          </draw:text-box>
        </draw:frame>
        <draw:custom-shape draw:style-name="gr4" draw:text-style-name="P4" draw:layer="layout" svg:width="2.286cm" svg:height="1.27cm" svg:x="8.382cm" svg:y="8.636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3.462cm" svg:y="9.144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9.05cm" svg:y="8.128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3.508cm" svg:y="11.43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9.652cm" svg:y="19.304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7.018cm" svg:y="18.796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54cm" svg:height="1.27cm" svg:x="13.808cm" svg:y="2.048cm">
          <text:p text:style-name="P2"><text:span text:style-name="T2">CS</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2.54cm" svg:height="1.27cm" svg:x="8.144cm" svg:y="4.772cm">
          <text:p text:style-name="P2"><text:span text:style-name="T2">BS</text:span></text:p>
          <draw:enhanced-geometry svg:viewBox="0 0 21600 21600" draw:type="rectangle" draw:enhanced-path="M 0 0 L 21600 0 21600 21600 0 21600 0 0 Z N"/>
        </draw:custom-shape>
        <draw:custom-shape draw:style-name="gr4" draw:text-style-name="P4" draw:layer="layout" svg:width="2.54cm" svg:height="1.27cm" svg:x="16.964cm" svg:y="4.788cm">
          <text:p text:style-name="P2"><text:span text:style-name="T2">PS</text:span></text:p>
          <draw:enhanced-geometry svg:viewBox="0 0 21600 21600" draw:type="rectangle" draw:enhanced-path="M 0 0 L 21600 0 21600 21600 0 21600 0 0 Z N"/>
        </draw:custom-shape>
        <draw:line draw:style-name="gr5" draw:text-style-name="P2" draw:layer="layout" svg:x1="10.668cm" svg:y1="4.572cm" svg:x2="13.462cm" svg:y2="2.794cm">
          <text:p/>
        </draw:line>
        <draw:frame draw:style-name="gr3" draw:text-style-name="P5" draw:layer="layout" svg:width="4.849cm" svg:height="0.856cm" svg:x="6.096cm" svg:y="3.97cm">
          <draw:text-box>
            <text:p><text:span text:style-name="T3">ROT_REQ_LOCAL</text:span></text:p>
          </draw:text-box>
        </draw:frame>
        <draw:custom-shape draw:style-name="gr4" draw:text-style-name="P4" draw:layer="layout" svg:width="2.54cm" svg:height="1.27cm" svg:x="15.722cm" svg:y="15.722cm">
          <text:p text:style-name="P2"><text:span text:style-name="T2">BS</text:span></text:p>
          <draw:enhanced-geometry svg:viewBox="0 0 21600 21600" draw:type="rectangle" draw:enhanced-path="M 0 0 L 21600 0 21600 21600 0 21600 0 0 Z N"/>
        </draw:custom-shape>
        <draw:custom-shape draw:style-name="gr4" draw:text-style-name="P4" draw:layer="layout" svg:width="2.54cm" svg:height="1.27cm" svg:x="17.754cm" svg:y="13.182cm">
          <text:p text:style-name="P2"><text:span text:style-name="T2">CS</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2.54cm" svg:height="1.27cm" svg:x="10.134cm" svg:y="15.214cm">
          <text:p text:style-name="P2"><text:span text:style-name="T2">PS</text:span></text:p>
          <draw:enhanced-geometry svg:viewBox="0 0 21600 21600" draw:type="rectangle" draw:enhanced-path="M 0 0 L 21600 0 21600 21600 0 21600 0 0 Z N"/>
        </draw:custom-shape>
        <draw:line draw:style-name="gr5" draw:text-style-name="P2" draw:layer="layout" svg:x1="13.716cm" svg:y1="3.048cm" svg:x2="10.922cm" svg:y2="4.826cm">
          <text:p/>
        </draw:line>
        <draw:frame draw:style-name="gr3" draw:text-style-name="P5" draw:layer="layout" svg:width="4.794cm" svg:height="0.856cm" svg:x="9.652cm" svg:y="1.938cm">
          <draw:text-box>
            <text:p><text:span text:style-name="T3">ROT_REP_LOCAL</text:span></text:p>
          </draw:text-box>
        </draw:frame>
        <draw:custom-shape draw:style-name="gr4" draw:text-style-name="P4" draw:layer="layout" svg:width="2.286cm" svg:height="1.27cm" svg:x="13.436cm" svg:y="18.516cm">
          <text:p text:style-name="P2"><text:span text:style-name="T2">host</text:span></text:p>
          <draw:enhanced-geometry svg:viewBox="0 0 21600 21600" draw:type="rectangle" draw:enhanced-path="M 0 0 L 21600 0 21600 21600 0 21600 0 0 Z N"/>
        </draw:custom-shape>
        <draw:frame draw:style-name="gr6" draw:text-style-name="P6" draw:layer="layout" svg:width="5.946cm" svg:height="2.453cm" svg:x="0.2cm" svg:y="10.16cm">
          <draw:text-box>
            <text:p><text:span text:style-name="T4">Src: unicast</text:span></text:p>
            <text:p><text:span text:style-name="T4">Dst: anycast</text:span></text:p>
          </draw:text-box>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custom-shape draw:style-name="gr2" draw:text-style-name="P2" draw:layer="layout" svg:width="22.098cm" svg:height="9.776cm" svg:x="3.048cm" svg:y="0.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15.494cm" svg:height="9.398cm" svg:x="6.858cm" svg:y="11.42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3" draw:layer="layout" svg:width="2.546cm" svg:height="1.326cm" svg:x="11.238cm" svg:y="0.362cm">
          <draw:text-box>
            <text:p><text:span text:style-name="T1">Core</text:span></text:p>
          </draw:text-box>
        </draw:frame>
        <draw:custom-shape draw:style-name="gr4" draw:text-style-name="P4" draw:layer="layout" svg:width="2.286cm" svg:height="1.27cm" svg:x="8.382cm" svg:y="8.636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3.462cm" svg:y="9.144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9.05cm" svg:y="8.128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3.508cm" svg:y="11.43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9.652cm" svg:y="19.304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7.018cm" svg:y="18.796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54cm" svg:height="1.27cm" svg:x="13.808cm" svg:y="2.048cm">
          <text:p text:style-name="P2"><text:span text:style-name="T2">CS</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2.54cm" svg:height="1.27cm" svg:x="8.144cm" svg:y="4.772cm">
          <text:p text:style-name="P2"><text:span text:style-name="T2">BS</text:span></text:p>
          <draw:enhanced-geometry svg:viewBox="0 0 21600 21600" draw:type="rectangle" draw:enhanced-path="M 0 0 L 21600 0 21600 21600 0 21600 0 0 Z N"/>
        </draw:custom-shape>
        <draw:custom-shape draw:style-name="gr4" draw:text-style-name="P4" draw:layer="layout" svg:width="2.54cm" svg:height="1.27cm" svg:x="16.964cm" svg:y="4.788cm">
          <text:p text:style-name="P2"><text:span text:style-name="T2">PS</text:span></text:p>
          <draw:enhanced-geometry svg:viewBox="0 0 21600 21600" draw:type="rectangle" draw:enhanced-path="M 0 0 L 21600 0 21600 21600 0 21600 0 0 Z N"/>
        </draw:custom-shape>
        <draw:line draw:style-name="gr5" draw:text-style-name="P2" draw:layer="layout" svg:x1="10.668cm" svg:y1="4.572cm" svg:x2="13.462cm" svg:y2="2.794cm">
          <text:p/>
        </draw:line>
        <draw:frame draw:style-name="gr3" draw:text-style-name="P5" draw:layer="layout" svg:width="4.849cm" svg:height="0.856cm" svg:x="6.096cm" svg:y="3.97cm">
          <draw:text-box>
            <text:p><text:span text:style-name="T3">ROT_REQ_LOCAL</text:span></text:p>
          </draw:text-box>
        </draw:frame>
        <draw:custom-shape draw:style-name="gr4" draw:text-style-name="P4" draw:layer="layout" svg:width="2.54cm" svg:height="1.27cm" svg:x="15.722cm" svg:y="15.722cm">
          <text:p text:style-name="P2"><text:span text:style-name="T2">BS</text:span></text:p>
          <draw:enhanced-geometry svg:viewBox="0 0 21600 21600" draw:type="rectangle" draw:enhanced-path="M 0 0 L 21600 0 21600 21600 0 21600 0 0 Z N"/>
        </draw:custom-shape>
        <draw:custom-shape draw:style-name="gr4" draw:text-style-name="P4" draw:layer="layout" svg:width="2.54cm" svg:height="1.27cm" svg:x="17.754cm" svg:y="13.182cm">
          <text:p text:style-name="P2"><text:span text:style-name="T2">CS</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2.54cm" svg:height="1.27cm" svg:x="10.134cm" svg:y="15.214cm">
          <text:p text:style-name="P2"><text:span text:style-name="T2">PS</text:span></text:p>
          <draw:enhanced-geometry svg:viewBox="0 0 21600 21600" draw:type="rectangle" draw:enhanced-path="M 0 0 L 21600 0 21600 21600 0 21600 0 0 Z N"/>
        </draw:custom-shape>
        <draw:line draw:style-name="gr5" draw:text-style-name="P2" draw:layer="layout" svg:x1="13.716cm" svg:y1="3.048cm" svg:x2="10.922cm" svg:y2="4.826cm">
          <text:p/>
        </draw:line>
        <draw:frame draw:style-name="gr3" draw:text-style-name="P5" draw:layer="layout" svg:width="4.794cm" svg:height="0.856cm" svg:x="9.652cm" svg:y="1.938cm">
          <draw:text-box>
            <text:p><text:span text:style-name="T3">ROT_REP_LOCAL</text:span></text:p>
          </draw:text-box>
        </draw:frame>
        <draw:line draw:style-name="gr5" draw:text-style-name="P2" draw:layer="layout" svg:x1="17.754cm" svg:y1="13.462cm" svg:x2="15.794cm" svg:y2="12.7cm">
          <text:p/>
        </draw:line>
        <draw:line draw:style-name="gr5" draw:text-style-name="P2" draw:layer="layout" svg:x1="15.378cm" svg:y1="11.422cm" svg:x2="15.378cm" svg:y2="10.414cm">
          <text:p/>
        </draw:line>
        <draw:line draw:style-name="gr5" draw:text-style-name="P2" draw:layer="layout" svg:x1="15.332cm" svg:y1="9.09cm" svg:x2="15.332cm" svg:y2="3.418cm">
          <text:p/>
        </draw:line>
        <draw:line draw:style-name="gr5" draw:text-style-name="P2" draw:layer="layout" svg:x1="15.648cm" svg:y1="3.556cm" svg:x2="15.648cm" svg:y2="9.144cm">
          <text:p/>
        </draw:line>
        <draw:line draw:style-name="gr5" draw:text-style-name="P2" draw:layer="layout" svg:x1="15.648cm" svg:y1="10.514cm" svg:x2="15.648cm" svg:y2="11.522cm">
          <text:p/>
        </draw:line>
        <draw:line draw:style-name="gr7" draw:text-style-name="P2" draw:layer="layout" svg:x1="17.754cm" svg:y1="13.262cm" svg:x2="15.794cm" svg:y2="12.5cm">
          <text:p/>
        </draw:line>
        <draw:frame draw:style-name="gr3" draw:text-style-name="P5" draw:layer="layout" svg:width="3.244cm" svg:height="1.411cm" svg:x="14.456cm" svg:y="13.262cm">
          <draw:text-box>
            <text:p><text:span text:style-name="T3">CERT_REQ</text:span></text:p>
            <text:p><text:span text:style-name="T3">ROT_REQ</text:span></text:p>
          </draw:text-box>
        </draw:frame>
        <draw:frame draw:style-name="gr3" draw:text-style-name="P5" draw:layer="layout" svg:width="3.189cm" svg:height="1.411cm" svg:x="15.806cm" svg:y="3.302cm">
          <draw:text-box>
            <text:p><text:span text:style-name="T3">CERT_REP</text:span></text:p>
            <text:p><text:span text:style-name="T3">ROT_REP</text:span></text:p>
          </draw:text-box>
        </draw:frame>
        <draw:custom-shape draw:style-name="gr4" draw:text-style-name="P4" draw:layer="layout" svg:width="2.286cm" svg:height="1.27cm" svg:x="13.436cm" svg:y="18.516cm">
          <text:p text:style-name="P2"><text:span text:style-name="T2">host</text:span></text:p>
          <draw:enhanced-geometry svg:viewBox="0 0 21600 21600" draw:type="rectangle" draw:enhanced-path="M 0 0 L 21600 0 21600 21600 0 21600 0 0 Z N"/>
        </draw:custom-shape>
        <draw:frame draw:style-name="gr6" draw:text-style-name="P6" draw:layer="layout" svg:width="5.946cm" svg:height="2.453cm" svg:x="0.2cm" svg:y="10.161cm">
          <draw:text-box>
            <text:p><text:span text:style-name="T4">Src: unicast</text:span></text:p>
            <text:p><text:span text:style-name="T4">Dst: anycast</text:span></text:p>
          </draw:text-box>
        </draw:frame>
        <presentation:notes draw:style-name="dp2">
          <draw:page-thumbnail draw:style-name="gr1"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custom-shape draw:style-name="gr2" draw:text-style-name="P2" draw:layer="layout" svg:width="22.098cm" svg:height="9.776cm" svg:x="3.048cm" svg:y="0.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15.494cm" svg:height="9.398cm" svg:x="6.858cm" svg:y="11.42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3" draw:layer="layout" svg:width="2.546cm" svg:height="1.326cm" svg:x="11.238cm" svg:y="0.362cm">
          <draw:text-box>
            <text:p><text:span text:style-name="T1">Core</text:span></text:p>
          </draw:text-box>
        </draw:frame>
        <draw:custom-shape draw:style-name="gr4" draw:text-style-name="P4" draw:layer="layout" svg:width="2.286cm" svg:height="1.27cm" svg:x="8.382cm" svg:y="8.636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3.462cm" svg:y="9.144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9.05cm" svg:y="8.128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3.508cm" svg:y="11.43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9.652cm" svg:y="19.304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7.018cm" svg:y="18.796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54cm" svg:height="1.27cm" svg:x="13.808cm" svg:y="2.048cm">
          <text:p text:style-name="P2"><text:span text:style-name="T2">CS</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2.54cm" svg:height="1.27cm" svg:x="8.144cm" svg:y="4.772cm">
          <text:p text:style-name="P2"><text:span text:style-name="T2">BS</text:span></text:p>
          <draw:enhanced-geometry svg:viewBox="0 0 21600 21600" draw:type="rectangle" draw:enhanced-path="M 0 0 L 21600 0 21600 21600 0 21600 0 0 Z N"/>
        </draw:custom-shape>
        <draw:custom-shape draw:style-name="gr4" draw:text-style-name="P4" draw:layer="layout" svg:width="2.54cm" svg:height="1.27cm" svg:x="16.964cm" svg:y="4.788cm">
          <text:p text:style-name="P2"><text:span text:style-name="T2">PS</text:span></text:p>
          <draw:enhanced-geometry svg:viewBox="0 0 21600 21600" draw:type="rectangle" draw:enhanced-path="M 0 0 L 21600 0 21600 21600 0 21600 0 0 Z N"/>
        </draw:custom-shape>
        <draw:line draw:style-name="gr5" draw:text-style-name="P2" draw:layer="layout" svg:x1="10.668cm" svg:y1="4.572cm" svg:x2="13.462cm" svg:y2="2.794cm">
          <text:p/>
        </draw:line>
        <draw:frame draw:style-name="gr3" draw:text-style-name="P5" draw:layer="layout" svg:width="4.849cm" svg:height="0.856cm" svg:x="6.096cm" svg:y="3.97cm">
          <draw:text-box>
            <text:p><text:span text:style-name="T3">ROT_REQ_LOCAL</text:span></text:p>
          </draw:text-box>
        </draw:frame>
        <draw:custom-shape draw:style-name="gr4" draw:text-style-name="P4" draw:layer="layout" svg:width="2.54cm" svg:height="1.27cm" svg:x="15.722cm" svg:y="15.722cm">
          <text:p text:style-name="P2"><text:span text:style-name="T2">BS</text:span></text:p>
          <draw:enhanced-geometry svg:viewBox="0 0 21600 21600" draw:type="rectangle" draw:enhanced-path="M 0 0 L 21600 0 21600 21600 0 21600 0 0 Z N"/>
        </draw:custom-shape>
        <draw:custom-shape draw:style-name="gr4" draw:text-style-name="P4" draw:layer="layout" svg:width="2.54cm" svg:height="1.27cm" svg:x="17.754cm" svg:y="13.182cm">
          <text:p text:style-name="P2"><text:span text:style-name="T2">CS</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2.54cm" svg:height="1.27cm" svg:x="10.134cm" svg:y="15.214cm">
          <text:p text:style-name="P2"><text:span text:style-name="T2">PS</text:span></text:p>
          <draw:enhanced-geometry svg:viewBox="0 0 21600 21600" draw:type="rectangle" draw:enhanced-path="M 0 0 L 21600 0 21600 21600 0 21600 0 0 Z N"/>
        </draw:custom-shape>
        <draw:line draw:style-name="gr5" draw:text-style-name="P2" draw:layer="layout" svg:x1="13.716cm" svg:y1="3.048cm" svg:x2="10.922cm" svg:y2="4.826cm">
          <text:p/>
        </draw:line>
        <draw:frame draw:style-name="gr3" draw:text-style-name="P5" draw:layer="layout" svg:width="4.794cm" svg:height="0.856cm" svg:x="9.652cm" svg:y="1.938cm">
          <draw:text-box>
            <text:p><text:span text:style-name="T3">ROT_REP_LOCAL</text:span></text:p>
          </draw:text-box>
        </draw:frame>
        <draw:line draw:style-name="gr5" draw:text-style-name="P2" draw:layer="layout" svg:x1="17.754cm" svg:y1="13.462cm" svg:x2="15.794cm" svg:y2="12.7cm">
          <text:p/>
        </draw:line>
        <draw:line draw:style-name="gr5" draw:text-style-name="P2" draw:layer="layout" svg:x1="15.378cm" svg:y1="11.422cm" svg:x2="15.378cm" svg:y2="10.414cm">
          <text:p/>
        </draw:line>
        <draw:line draw:style-name="gr5" draw:text-style-name="P2" draw:layer="layout" svg:x1="15.332cm" svg:y1="9.09cm" svg:x2="15.332cm" svg:y2="3.418cm">
          <text:p/>
        </draw:line>
        <draw:line draw:style-name="gr5" draw:text-style-name="P2" draw:layer="layout" svg:x1="15.648cm" svg:y1="3.556cm" svg:x2="15.648cm" svg:y2="9.144cm">
          <text:p/>
        </draw:line>
        <draw:line draw:style-name="gr5" draw:text-style-name="P2" draw:layer="layout" svg:x1="15.648cm" svg:y1="10.514cm" svg:x2="15.648cm" svg:y2="11.522cm">
          <text:p/>
        </draw:line>
        <draw:line draw:style-name="gr7" draw:text-style-name="P2" draw:layer="layout" svg:x1="17.754cm" svg:y1="13.262cm" svg:x2="15.794cm" svg:y2="12.5cm">
          <text:p/>
        </draw:line>
        <draw:frame draw:style-name="gr3" draw:text-style-name="P5" draw:layer="layout" svg:width="3.244cm" svg:height="1.411cm" svg:x="14.456cm" svg:y="13.262cm">
          <draw:text-box>
            <text:p><text:span text:style-name="T3">CERT_REQ</text:span></text:p>
            <text:p><text:span text:style-name="T3">ROT_REQ</text:span></text:p>
          </draw:text-box>
        </draw:frame>
        <draw:frame draw:style-name="gr3" draw:text-style-name="P5" draw:layer="layout" svg:width="3.189cm" svg:height="1.411cm" svg:x="15.806cm" svg:y="3.302cm">
          <draw:text-box>
            <text:p><text:span text:style-name="T3">CERT_REP</text:span></text:p>
            <text:p><text:span text:style-name="T3">ROT_REP</text:span></text:p>
          </draw:text-box>
        </draw:frame>
        <draw:line draw:style-name="gr5" draw:text-style-name="P2" draw:layer="layout" svg:x1="17.734cm" svg:y1="15.594cm" svg:x2="18.242cm" svg:y2="14.552cm">
          <text:p/>
        </draw:line>
        <draw:line draw:style-name="gr7" draw:text-style-name="P2" draw:layer="layout" svg:x1="18.008cm" svg:y1="15.594cm" svg:x2="18.516cm" svg:y2="14.552cm">
          <text:p/>
        </draw:line>
        <draw:frame draw:style-name="gr3" draw:text-style-name="P5" draw:layer="layout" svg:width="5.145cm" svg:height="3.076cm" svg:x="18.788cm" svg:y="14.349cm">
          <draw:text-box>
            <text:p><text:span text:style-name="T3">ROT_REP_LOCAL</text:span></text:p>
            <text:p><text:span text:style-name="T3">CERT_REP_LOCAL</text:span></text:p>
            <text:p><text:span text:style-name="T3"/></text:p>
            <text:p><text:span text:style-name="T3">ROT_REQ_LOCAL</text:span></text:p>
            <text:p><text:span text:style-name="T3">CERT_REQ_LOCAL</text:span></text:p>
          </draw:text-box>
        </draw:frame>
        <draw:custom-shape draw:style-name="gr4" draw:text-style-name="P4" draw:layer="layout" svg:width="2.286cm" svg:height="1.27cm" svg:x="13.436cm" svg:y="18.516cm">
          <text:p text:style-name="P2"><text:span text:style-name="T2">host</text:span></text:p>
          <draw:enhanced-geometry svg:viewBox="0 0 21600 21600" draw:type="rectangle" draw:enhanced-path="M 0 0 L 21600 0 21600 21600 0 21600 0 0 Z N"/>
        </draw:custom-shape>
        <draw:frame draw:style-name="gr6" draw:text-style-name="P6" draw:layer="layout" svg:width="5.946cm" svg:height="2.453cm" svg:x="0.2cm" svg:y="10.161cm">
          <draw:text-box>
            <text:p><text:span text:style-name="T4">Src: unicast</text:span></text:p>
            <text:p><text:span text:style-name="T4">Dst: anycast</text:span></text:p>
          </draw:text-box>
        </draw:frame>
        <presentation:notes draw:style-name="dp2">
          <draw:page-thumbnail draw:style-name="gr1" draw:layer="layout" svg:width="13.968cm" svg:height="10.476cm" svg:x="3.81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custom-shape draw:style-name="gr2" draw:text-style-name="P2" draw:layer="layout" svg:width="22.098cm" svg:height="9.776cm" svg:x="3.048cm" svg:y="0.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15.494cm" svg:height="9.398cm" svg:x="6.858cm" svg:y="11.42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3" draw:layer="layout" svg:width="2.546cm" svg:height="1.326cm" svg:x="11.238cm" svg:y="0.362cm">
          <draw:text-box>
            <text:p><text:span text:style-name="T1">Core</text:span></text:p>
          </draw:text-box>
        </draw:frame>
        <draw:custom-shape draw:style-name="gr4" draw:text-style-name="P4" draw:layer="layout" svg:width="2.286cm" svg:height="1.27cm" svg:x="8.382cm" svg:y="8.636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3.462cm" svg:y="9.144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9.05cm" svg:y="8.128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3.508cm" svg:y="11.43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9.652cm" svg:y="19.304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7.018cm" svg:y="18.796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54cm" svg:height="1.27cm" svg:x="13.808cm" svg:y="2.048cm">
          <text:p text:style-name="P2"><text:span text:style-name="T2">CS</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2.54cm" svg:height="1.27cm" svg:x="8.144cm" svg:y="4.772cm">
          <text:p text:style-name="P2"><text:span text:style-name="T2">BS</text:span></text:p>
          <draw:enhanced-geometry svg:viewBox="0 0 21600 21600" draw:type="rectangle" draw:enhanced-path="M 0 0 L 21600 0 21600 21600 0 21600 0 0 Z N"/>
        </draw:custom-shape>
        <draw:custom-shape draw:style-name="gr4" draw:text-style-name="P4" draw:layer="layout" svg:width="2.54cm" svg:height="1.27cm" svg:x="16.964cm" svg:y="4.788cm">
          <text:p text:style-name="P2"><text:span text:style-name="T2">PS</text:span></text:p>
          <draw:enhanced-geometry svg:viewBox="0 0 21600 21600" draw:type="rectangle" draw:enhanced-path="M 0 0 L 21600 0 21600 21600 0 21600 0 0 Z N"/>
        </draw:custom-shape>
        <draw:line draw:style-name="gr5" draw:text-style-name="P2" draw:layer="layout" svg:x1="9.398cm" svg:y1="6.142cm" svg:x2="9.398cm" svg:y2="8.482cm">
          <text:p/>
        </draw:line>
        <draw:line draw:style-name="gr5" draw:text-style-name="P2" draw:layer="layout" svg:x1="10.16cm" svg:y1="6.096cm" svg:x2="14.224cm" svg:y2="8.89cm">
          <text:p/>
        </draw:line>
        <draw:line draw:style-name="gr5" draw:text-style-name="P2" draw:layer="layout" svg:x1="10.922cm" svg:y1="5.588cm" svg:x2="18.796cm" svg:y2="8.128cm">
          <text:p/>
        </draw:line>
        <draw:frame draw:style-name="gr3" draw:text-style-name="P5" draw:layer="layout" svg:width="2.648cm" svg:height="0.856cm" svg:x="12.516cm" svg:y="7.116cm">
          <draw:text-box>
            <text:p><text:span text:style-name="T3">BEACON</text:span></text:p>
          </draw:text-box>
        </draw:frame>
        <draw:custom-shape draw:style-name="gr4" draw:text-style-name="P4" draw:layer="layout" svg:width="2.54cm" svg:height="1.27cm" svg:x="15.722cm" svg:y="15.722cm">
          <text:p text:style-name="P2"><text:span text:style-name="T2">BS</text:span></text:p>
          <draw:enhanced-geometry svg:viewBox="0 0 21600 21600" draw:type="rectangle" draw:enhanced-path="M 0 0 L 21600 0 21600 21600 0 21600 0 0 Z N"/>
        </draw:custom-shape>
        <draw:custom-shape draw:style-name="gr4" draw:text-style-name="P4" draw:layer="layout" svg:width="2.54cm" svg:height="1.27cm" svg:x="17.754cm" svg:y="13.182cm">
          <text:p text:style-name="P2"><text:span text:style-name="T2">CS</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2.54cm" svg:height="1.27cm" svg:x="10.134cm" svg:y="15.214cm">
          <text:p text:style-name="P2"><text:span text:style-name="T2">PS</text:span></text:p>
          <draw:enhanced-geometry svg:viewBox="0 0 21600 21600" draw:type="rectangle" draw:enhanced-path="M 0 0 L 21600 0 21600 21600 0 21600 0 0 Z N"/>
        </draw:custom-shape>
        <draw:line draw:style-name="gr5" draw:text-style-name="P2" draw:layer="layout" svg:x1="14.578cm" svg:y1="10.414cm" svg:x2="14.578cm" svg:y2="11.422cm">
          <text:p/>
        </draw:line>
        <draw:line draw:style-name="gr5" draw:text-style-name="P2" draw:layer="layout" svg:x1="8.382cm" svg:y1="9.906cm" svg:x2="2.54cm" svg:y2="13.462cm">
          <text:p/>
        </draw:line>
        <draw:line draw:style-name="gr5" draw:text-style-name="P2" draw:layer="layout" svg:x1="21.336cm" svg:y1="9.398cm" svg:x2="26.347cm" svg:y2="11.43cm">
          <text:p/>
        </draw:line>
        <draw:frame draw:style-name="gr3" draw:layer="layout" svg:width="1.085cm" svg:height="1.012cm" svg:x="1.524cm" svg:y="13.462cm">
          <draw:text-box>
            <text:p>...</text:p>
          </draw:text-box>
        </draw:frame>
        <draw:frame draw:style-name="gr3" draw:layer="layout" svg:width="1.085cm" svg:height="1.012cm" svg:x="26.347cm" svg:y="10.926cm">
          <draw:text-box>
            <text:p>...</text:p>
          </draw:text-box>
        </draw:frame>
        <draw:line draw:style-name="gr5" draw:text-style-name="P2" draw:layer="layout" svg:x1="14.986cm" svg:y1="12.8cm" svg:x2="16.764cm" svg:y2="15.594cm">
          <text:p/>
        </draw:line>
        <draw:line draw:style-name="gr5" draw:text-style-name="P2" draw:layer="layout" svg:x1="15.594cm" svg:y1="16.892cm" svg:x2="11.022cm" svg:y2="19.204cm">
          <text:p/>
        </draw:line>
        <draw:line draw:style-name="gr5" draw:text-style-name="P2" draw:layer="layout" svg:x1="17.526cm" svg:y1="17.018cm" svg:x2="18.288cm" svg:y2="18.796cm">
          <text:p/>
        </draw:line>
        <draw:frame draw:style-name="gr3" draw:text-style-name="P5" draw:layer="layout" svg:width="2.648cm" svg:height="0.856cm" svg:x="14.624cm" svg:y="17.526cm">
          <draw:text-box>
            <text:p><text:span text:style-name="T3">BEACON</text:span></text:p>
          </draw:text-box>
        </draw:frame>
        <draw:custom-shape draw:style-name="gr4" draw:text-style-name="P4" draw:layer="layout" svg:width="2.286cm" svg:height="1.27cm" svg:x="13.436cm" svg:y="18.516cm">
          <text:p text:style-name="P2"><text:span text:style-name="T2">host</text:span></text:p>
          <draw:enhanced-geometry svg:viewBox="0 0 21600 21600" draw:type="rectangle" draw:enhanced-path="M 0 0 L 21600 0 21600 21600 0 21600 0 0 Z N"/>
        </draw:custom-shape>
        <draw:frame draw:style-name="gr6" draw:text-style-name="P6" draw:layer="layout" svg:width="6.056cm" svg:height="2.453cm" svg:x="0.167cm" svg:y="8.382cm">
          <draw:text-box>
            <text:p><text:span text:style-name="T4">Src: unicast*</text:span></text:p>
            <text:p><text:span text:style-name="T4">Dst: unicast</text:span></text:p>
          </draw:text-box>
        </draw:frame>
        <draw:frame draw:style-name="gr8" draw:text-style-name="P6" draw:layer="layout" svg:width="6.437cm" svg:height="3.302cm" svg:x="0.349cm" svg:y="13.462cm">
          <draw:text-box>
            <text:p><text:span text:style-name="T4">Src: unicast*</text:span></text:p>
            <text:p><text:span text:style-name="T4">Dst: multicast</text:span></text:p>
          </draw:text-box>
        </draw:frame>
        <presentation:notes draw:style-name="dp2">
          <draw:page-thumbnail draw:style-name="gr1" draw:layer="layout" svg:width="13.968cm" svg:height="10.476cm" svg:x="3.81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custom-shape draw:style-name="gr2" draw:text-style-name="P2" draw:layer="layout" svg:width="22.098cm" svg:height="9.776cm" svg:x="3.048cm" svg:y="0.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15.494cm" svg:height="9.398cm" svg:x="6.858cm" svg:y="11.42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3" draw:layer="layout" svg:width="2.546cm" svg:height="1.326cm" svg:x="11.238cm" svg:y="0.362cm">
          <draw:text-box>
            <text:p><text:span text:style-name="T1">Core</text:span></text:p>
          </draw:text-box>
        </draw:frame>
        <draw:custom-shape draw:style-name="gr4" draw:text-style-name="P4" draw:layer="layout" svg:width="2.286cm" svg:height="1.27cm" svg:x="8.382cm" svg:y="8.636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3.462cm" svg:y="9.144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9.05cm" svg:y="8.128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3.508cm" svg:y="11.43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9.652cm" svg:y="19.304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7.018cm" svg:y="18.796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54cm" svg:height="1.27cm" svg:x="13.808cm" svg:y="2.048cm">
          <text:p text:style-name="P2"><text:span text:style-name="T2">CS</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2.54cm" svg:height="1.27cm" svg:x="8.144cm" svg:y="4.772cm">
          <text:p text:style-name="P2"><text:span text:style-name="T2">BS</text:span></text:p>
          <draw:enhanced-geometry svg:viewBox="0 0 21600 21600" draw:type="rectangle" draw:enhanced-path="M 0 0 L 21600 0 21600 21600 0 21600 0 0 Z N"/>
        </draw:custom-shape>
        <draw:custom-shape draw:style-name="gr4" draw:text-style-name="P4" draw:layer="layout" svg:width="2.54cm" svg:height="1.27cm" svg:x="16.964cm" svg:y="4.788cm">
          <text:p text:style-name="P2"><text:span text:style-name="T2">PS</text:span></text:p>
          <draw:enhanced-geometry svg:viewBox="0 0 21600 21600" draw:type="rectangle" draw:enhanced-path="M 0 0 L 21600 0 21600 21600 0 21600 0 0 Z N"/>
        </draw:custom-shape>
        <draw:custom-shape draw:style-name="gr4" draw:text-style-name="P4" draw:layer="layout" svg:width="2.54cm" svg:height="1.27cm" svg:x="15.722cm" svg:y="15.722cm">
          <text:p text:style-name="P2"><text:span text:style-name="T2">BS</text:span></text:p>
          <draw:enhanced-geometry svg:viewBox="0 0 21600 21600" draw:type="rectangle" draw:enhanced-path="M 0 0 L 21600 0 21600 21600 0 21600 0 0 Z N"/>
        </draw:custom-shape>
        <draw:custom-shape draw:style-name="gr4" draw:text-style-name="P4" draw:layer="layout" svg:width="2.54cm" svg:height="1.27cm" svg:x="17.754cm" svg:y="13.182cm">
          <text:p text:style-name="P2"><text:span text:style-name="T2">CS</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2.54cm" svg:height="1.27cm" svg:x="10.134cm" svg:y="15.214cm">
          <text:p text:style-name="P2"><text:span text:style-name="T2">PS</text:span></text:p>
          <draw:enhanced-geometry svg:viewBox="0 0 21600 21600" draw:type="rectangle" draw:enhanced-path="M 0 0 L 21600 0 21600 21600 0 21600 0 0 Z N"/>
        </draw:custom-shape>
        <draw:line draw:style-name="gr7" draw:text-style-name="P2" draw:layer="layout" svg:x1="14.578cm" svg:y1="10.414cm" svg:x2="14.578cm" svg:y2="11.422cm">
          <text:p/>
        </draw:line>
        <draw:line draw:style-name="gr7" draw:text-style-name="P2" draw:layer="layout" svg:x1="14.986cm" svg:y1="12.8cm" svg:x2="16.764cm" svg:y2="15.594cm">
          <text:p/>
        </draw:line>
        <draw:line draw:style-name="gr5" draw:text-style-name="P2" draw:layer="layout" svg:x1="14.732cm" svg:y1="9.144cm" svg:x2="17.018cm" svg:y2="6.096cm">
          <text:p/>
        </draw:line>
        <draw:line draw:style-name="gr5" draw:text-style-name="P2" draw:layer="layout" svg:x1="15.494cm" svg:y1="16.256cm" svg:x2="12.954cm" svg:y2="15.748cm">
          <text:p/>
        </draw:line>
        <draw:frame draw:style-name="gr3" draw:text-style-name="P7" draw:layer="layout" svg:width="2.449cm" svg:height="0.775cm" svg:x="12.954cm" svg:y="14.986cm">
          <draw:text-box>
            <text:p><text:span text:style-name="T5">UP_PATH</text:span></text:p>
          </draw:text-box>
        </draw:frame>
        <draw:frame draw:style-name="gr3" draw:text-style-name="P7" draw:layer="layout" svg:width="2.779cm" svg:height="0.775cm" svg:x="16.256cm" svg:y="14.678cm">
          <draw:text-box>
            <text:p><text:span text:style-name="T5">PATH_REG</text:span></text:p>
          </draw:text-box>
        </draw:frame>
        <draw:custom-shape draw:style-name="gr4" draw:text-style-name="P4" draw:layer="layout" svg:width="2.286cm" svg:height="1.27cm" svg:x="13.436cm" svg:y="18.516cm">
          <text:p text:style-name="P2"><text:span text:style-name="T2">host</text:span></text:p>
          <draw:enhanced-geometry svg:viewBox="0 0 21600 21600" draw:type="rectangle" draw:enhanced-path="M 0 0 L 21600 0 21600 21600 0 21600 0 0 Z N"/>
        </draw:custom-shape>
        <draw:frame draw:style-name="gr6" draw:text-style-name="P6" draw:layer="layout" svg:width="6.437cm" svg:height="2.453cm" svg:x="0.2cm" svg:y="10.161cm">
          <draw:text-box>
            <text:p><text:span text:style-name="T4">Src: unicast*</text:span></text:p>
            <text:p><text:span text:style-name="T4">Dst: multicast</text:span></text:p>
          </draw:text-box>
        </draw:frame>
        <presentation:notes draw:style-name="dp2">
          <draw:page-thumbnail draw:style-name="gr1" draw:layer="layout" svg:width="13.968cm" svg:height="10.476cm" svg:x="3.81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custom-shape draw:style-name="gr2" draw:text-style-name="P2" draw:layer="layout" svg:width="22.098cm" svg:height="9.776cm" svg:x="3.048cm" svg:y="0.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15.494cm" svg:height="9.398cm" svg:x="6.858cm" svg:y="11.42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3" draw:layer="layout" svg:width="2.546cm" svg:height="1.326cm" svg:x="11.238cm" svg:y="0.362cm">
          <draw:text-box>
            <text:p><text:span text:style-name="T1">Core</text:span></text:p>
          </draw:text-box>
        </draw:frame>
        <draw:custom-shape draw:style-name="gr4" draw:text-style-name="P4" draw:layer="layout" svg:width="2.286cm" svg:height="1.27cm" svg:x="8.382cm" svg:y="8.636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3.462cm" svg:y="9.144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9.05cm" svg:y="8.128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3.508cm" svg:y="11.43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9.652cm" svg:y="19.304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286cm" svg:height="1.27cm" svg:x="17.018cm" svg:y="18.796cm">
          <text:p text:style-name="P2"><text:span text:style-name="T2">ER</text:span></text:p>
          <draw:enhanced-geometry svg:viewBox="0 0 21600 21600" draw:type="rectangle" draw:enhanced-path="M 0 0 L 21600 0 21600 21600 0 21600 0 0 Z N"/>
        </draw:custom-shape>
        <draw:custom-shape draw:style-name="gr4" draw:text-style-name="P4" draw:layer="layout" svg:width="2.54cm" svg:height="1.27cm" svg:x="13.808cm" svg:y="2.048cm">
          <text:p text:style-name="P2"><text:span text:style-name="T2">CS</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2.54cm" svg:height="1.27cm" svg:x="8.144cm" svg:y="4.772cm">
          <text:p text:style-name="P2"><text:span text:style-name="T2">BS</text:span></text:p>
          <draw:enhanced-geometry svg:viewBox="0 0 21600 21600" draw:type="rectangle" draw:enhanced-path="M 0 0 L 21600 0 21600 21600 0 21600 0 0 Z N"/>
        </draw:custom-shape>
        <draw:custom-shape draw:style-name="gr4" draw:text-style-name="P4" draw:layer="layout" svg:width="2.54cm" svg:height="1.27cm" svg:x="16.964cm" svg:y="4.788cm">
          <text:p text:style-name="P2"><text:span text:style-name="T2">PS</text:span></text:p>
          <draw:enhanced-geometry svg:viewBox="0 0 21600 21600" draw:type="rectangle" draw:enhanced-path="M 0 0 L 21600 0 21600 21600 0 21600 0 0 Z N"/>
        </draw:custom-shape>
        <draw:custom-shape draw:style-name="gr4" draw:text-style-name="P4" draw:layer="layout" svg:width="2.54cm" svg:height="1.27cm" svg:x="15.722cm" svg:y="15.722cm">
          <text:p text:style-name="P2"><text:span text:style-name="T2">BS</text:span></text:p>
          <draw:enhanced-geometry svg:viewBox="0 0 21600 21600" draw:type="rectangle" draw:enhanced-path="M 0 0 L 21600 0 21600 21600 0 21600 0 0 Z N"/>
        </draw:custom-shape>
        <draw:custom-shape draw:style-name="gr4" draw:text-style-name="P4" draw:layer="layout" svg:width="2.54cm" svg:height="1.27cm" svg:x="17.754cm" svg:y="13.182cm">
          <text:p text:style-name="P2"><text:span text:style-name="T2">CS</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2.54cm" svg:height="1.27cm" svg:x="10.134cm" svg:y="15.214cm">
          <text:p text:style-name="P2"><text:span text:style-name="T2">PS</text:span></text:p>
          <draw:enhanced-geometry svg:viewBox="0 0 21600 21600" draw:type="rectangle" draw:enhanced-path="M 0 0 L 21600 0 21600 21600 0 21600 0 0 Z N"/>
        </draw:custom-shape>
        <draw:line draw:style-name="gr7" draw:text-style-name="P2" draw:layer="layout" svg:x1="14.578cm" svg:y1="10.414cm" svg:x2="14.578cm" svg:y2="11.422cm">
          <text:p/>
        </draw:line>
        <draw:line draw:style-name="gr7" draw:text-style-name="P2" draw:layer="layout" svg:x1="14.986cm" svg:y1="12.8cm" svg:x2="12.192cm" svg:y2="14.986cm">
          <text:p/>
        </draw:line>
        <draw:line draw:style-name="gr5" draw:text-style-name="P2" draw:layer="layout" svg:x1="14.732cm" svg:y1="9.144cm" svg:x2="17.018cm" svg:y2="6.096cm">
          <text:p/>
        </draw:line>
        <draw:frame draw:style-name="gr3" draw:text-style-name="P7" draw:layer="layout" svg:width="2.779cm" svg:height="0.775cm" svg:x="10.429cm" svg:y="13.462cm">
          <draw:text-box>
            <text:p><text:span text:style-name="T5">PATH_REQ</text:span></text:p>
          </draw:text-box>
        </draw:frame>
        <draw:line draw:style-name="gr7" draw:text-style-name="P2" draw:layer="layout" svg:x1="15.106cm" svg:y1="9.144cm" svg:x2="17.392cm" svg:y2="6.096cm">
          <text:p/>
        </draw:line>
        <draw:line draw:style-name="gr9" draw:text-style-name="P2" draw:layer="layout" svg:x1="14.878cm" svg:y1="10.414cm" svg:x2="14.878cm" svg:y2="11.422cm">
          <text:p/>
        </draw:line>
        <draw:line draw:style-name="gr9" draw:text-style-name="P2" draw:layer="layout" svg:x1="15.26cm" svg:y1="12.9cm" svg:x2="12.466cm" svg:y2="15.086cm">
          <text:p/>
        </draw:line>
        <draw:frame draw:style-name="gr3" draw:text-style-name="P7" draw:layer="layout" svg:width="2.732cm" svg:height="0.775cm" svg:x="17.392cm" svg:y="6.096cm">
          <draw:text-box>
            <text:p><text:span text:style-name="T5">PATH_REP</text:span></text:p>
          </draw:text-box>
        </draw:frame>
        <draw:custom-shape draw:style-name="gr4" draw:text-style-name="P4" draw:layer="layout" svg:width="2.286cm" svg:height="1.27cm" svg:x="13.462cm" svg:y="18.542cm">
          <text:p text:style-name="P2"><text:span text:style-name="T2">host</text:span></text:p>
          <draw:enhanced-geometry svg:viewBox="0 0 21600 21600" draw:type="rectangle" draw:enhanced-path="M 0 0 L 21600 0 21600 21600 0 21600 0 0 Z N"/>
        </draw:custom-shape>
        <draw:line draw:style-name="gr5" draw:text-style-name="P2" draw:layer="layout" svg:x1="13.208cm" svg:y1="18.542cm" svg:x2="11.938cm" svg:y2="16.764cm">
          <text:p/>
        </draw:line>
        <draw:line draw:style-name="gr5" draw:text-style-name="P2" draw:layer="layout" svg:x1="12.246cm" svg:y1="16.71cm" svg:x2="13.516cm" svg:y2="18.488cm">
          <text:p/>
        </draw:line>
        <draw:frame draw:style-name="gr3" draw:text-style-name="P7" draw:layer="layout" svg:width="4.409cm" svg:height="0.775cm" svg:x="8.698cm" svg:y="17.934cm">
          <draw:text-box>
            <text:p><text:span text:style-name="T5">PATH_REQ_LOCAL</text:span></text:p>
          </draw:text-box>
        </draw:frame>
        <draw:frame draw:style-name="gr3" draw:text-style-name="P7" draw:layer="layout" svg:width="4.362cm" svg:height="1.249cm" svg:x="12.808cm" svg:y="16.718cm">
          <draw:text-box>
            <text:p><text:span text:style-name="T5">UP_PATH</text:span></text:p>
            <text:p><text:span text:style-name="T5">PATH_REP_LOCAL</text:span></text:p>
          </draw:text-box>
        </draw:frame>
        <draw:frame draw:style-name="gr6" draw:text-style-name="P6" draw:layer="layout" svg:width="5.946cm" svg:height="2.453cm" svg:x="0.2cm" svg:y="10.161cm">
          <draw:text-box>
            <text:p><text:span text:style-name="T4">Src: unicast</text:span></text:p>
            <text:p><text:span text:style-name="T4">Dst: anycast</text:span></text:p>
          </draw:text-box>
        </draw:frame>
        <presentation:notes draw:style-name="dp2">
          <draw:page-thumbnail draw:style-name="gr1" draw:layer="layout" svg:width="13.968cm" svg:height="10.476cm" svg:x="3.81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custom-shape draw:style-name="gr2" draw:text-style-name="P2" draw:layer="layout" svg:width="11.13cm" svg:height="4.924cm" svg:x="3.022cm" svg:y="3.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11.13cm" svg:height="4.924cm" svg:x="16.256cm" svg:y="3.4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4" draw:layer="layout" svg:width="2.54cm" svg:height="1.27cm" svg:x="10.414cm" svg:y="4.596cm">
          <text:p text:style-name="P2"><text:span text:style-name="T2">PS</text:span></text:p>
          <draw:enhanced-geometry svg:viewBox="0 0 21600 21600" draw:type="rectangle" draw:enhanced-path="M 0 0 L 21600 0 21600 21600 0 21600 0 0 Z N"/>
        </draw:custom-shape>
        <draw:custom-shape draw:style-name="gr4" draw:text-style-name="P4" draw:layer="layout" svg:width="2.54cm" svg:height="1.27cm" svg:x="18.034cm" svg:y="4.596cm">
          <text:p text:style-name="P2"><text:span text:style-name="T2">PS</text:span></text:p>
          <draw:enhanced-geometry svg:viewBox="0 0 21600 21600" draw:type="rectangle" draw:enhanced-path="M 0 0 L 21600 0 21600 21600 0 21600 0 0 Z N"/>
        </draw:custom-shape>
        <draw:line draw:style-name="gr10" draw:text-style-name="P2" draw:layer="layout" svg:x1="12.954cm" svg:y1="5.104cm" svg:x2="18.034cm" svg:y2="5.104cm">
          <text:p/>
        </draw:line>
        <draw:line draw:style-name="gr10" draw:text-style-name="P2" draw:layer="layout" svg:x1="18.034cm" svg:y1="5.612cm" svg:x2="12.954cm" svg:y2="5.612cm">
          <text:p/>
        </draw:line>
        <draw:frame draw:style-name="gr6" draw:text-style-name="P6" draw:layer="layout" svg:width="5.946cm" svg:height="2.453cm" svg:x="0.2cm" svg:y="10.162cm">
          <draw:text-box>
            <text:p><text:span text:style-name="T4">Src: unicast</text:span></text:p>
            <text:p><text:span text:style-name="T4">Dst: anycast</text:span></text:p>
          </draw:text-box>
        </draw:frame>
        <draw:frame draw:style-name="gr6" draw:layer="layout" svg:width="5.485cm" svg:height="0.962cm" svg:x="12.652cm" svg:y="3.38cm">
          <draw:text-box>
            <text:p>TDC_PATH_REQ</text:p>
          </draw:text-box>
        </draw:frame>
        <draw:frame draw:style-name="gr6" draw:layer="layout" svg:width="5.413cm" svg:height="0.962cm" svg:x="12.653cm" svg:y="7.28cm">
          <draw:text-box>
            <text:p>TDC_PATH_REP</text:p>
          </draw:text-box>
        </draw:frame>
        <draw:frame draw:style-name="gr6" draw:layer="layout" svg:width="1.874cm" svg:height="0.962cm" svg:x="4.826cm" svg:y="4.064cm">
          <draw:text-box>
            <text:p>Core</text:p>
          </draw:text-box>
        </draw:frame>
        <draw:frame draw:style-name="gr6" draw:layer="layout" svg:width="1.874cm" svg:height="0.962cm" svg:x="23.622cm" svg:y="3.81cm">
          <draw:text-box>
            <text:p>Core</text:p>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awel </meta:initial-creator>
    <meta:creation-date>2013-10-21T10:36:01</meta:creation-date>
    <dc:date>2014-02-07T10:00:15</dc:date>
    <meta:editing-duration>PT3H2M24S</meta:editing-duration>
    <meta:editing-cycles>11</meta:editing-cycles>
    <meta:generator>LibreOffice/3.5$Linux_X86_64 LibreOffice_project/350m1$Build-2</meta:generator>
    <dc:creator>Pawel </dc:creator>
    <meta:document-statistic meta:object-count="214"/>
  </office:meta>
</office:document-meta>
</file>